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649cm" table:align="margins"/>
    </style:style>
    <style:style style:name="Table1.A" style:family="table-column">
      <style:table-column-properties style:column-width="4.163cm" style:rel-column-width="16383*"/>
    </style:style>
    <style:style style:name="Table1.D" style:family="table-column">
      <style:table-column-properties style:column-width="4.163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0047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listbox" style:family="table">
      <style:table-properties style:width="17cm" table:align="margins"/>
    </style:style>
    <style:style style:name="listbox.A" style:family="table-column">
      <style:table-column-properties style:column-width="4.249cm" style:rel-column-width="16383*"/>
    </style:style>
    <style:style style:name="listbox.D" style:family="table-column">
      <style:table-column-properties style:column-width="4.251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me: FooReport_getReportSectionList</text:p>
      <text:p text:style-name="Standard"><draw:frame draw:style-name="fr1" draw:name="FooReport_getReportSectionList" text:anchor-type="paragraph" svg:x="0.146cm" svg:y="0.201cm" svg:width="16.649cm" draw:z-index="0"><draw:text-box fo:min-height="2.367cm"><text:p text:style-name="Frame_20_contents"/><table:table table:name="Table1" table:style-name="Table1"><table:table-column table:style-name="Table1.A" table:number-columns-repeated="3"/><table:table-column table:style-name="Table1.D"/><table:table-header-rows><table:table-row><table:table-cell table:style-name="Table1.A1" office:value-type="string"><text:p text:style-name="table_5f_head">ID</text:p></table:table-cell><table:table-cell table:style-name="Table1.B1" office:value-type="string"><text:p text:style-name="table_5f_head">Title</text:p></table:table-cell><table:table-cell table:style-name="Table1.A1" office:value-type="string"><text:p text:style-name="P1">Quantity</text:p></table:table-cell><table:table-cell table:style-name="Table1.D1" office:value-type="string"><text:p text:style-name="table_5f_head">Date</text:p></table:table-cell></table:table-row></table:table-header-rows><table:table-row><table:table-cell table:style-name="Table1.A2" office:value-type="string"><text:p text:style-name="Table_20_Contents"/></table:table-cell><table:table-cell table:style-name="Table1.A2" office:value-type="string"><text:p text:style-name="Table_20_Contents"/></table:table-cell><table:table-cell table:style-name="Table1.C2" office:value-type="string"><text:p text:style-name="Table_20_Contents"/></table:table-cell><table:table-cell table:style-name="Table1.D2" office:value-type="date" office:date-value="2001-01-01"><text:p text:style-name="Table_20_Contents">Jan 1, 2001</text:p></table:table-cell></table:table-row></table:table><text:p text:style-name="Standard"/></draw:text-box></draw:frame><draw:frame draw:style-name="fr1" draw:name="Frame2" text:anchor-type="paragraph" svg:x="-0.012cm" svg:y="0.201cm" svg:width="17cm" draw:z-index="1"><draw:text-box fo:min-height="2.623cm"><text:p text:style-name="Frame_20_contents"><text:s text:c="3"/>Table: listbox</text:p><table:table table:name="listbox" table:style-name="listbox"><table:table-column table:style-name="listbox.A" table:number-columns-repeated="3"/><table:table-column table:style-name="listbox.D"/><table:table-header-rows><table:table-row><table:table-cell table:style-name="listbox.A1" office:value-type="string"><text:p text:style-name="table_5f_head">ID</text:p></table:table-cell><table:table-cell table:style-name="listbox.B1" office:value-type="string"><text:p text:style-name="table_5f_head">Title</text:p></table:table-cell><table:table-cell table:style-name="listbox.A1" office:value-type="string"><text:p text:style-name="P1">Quantity</text:p></table:table-cell><table:table-cell table:style-name="listbox.D1" office:value-type="string"><text:p text:style-name="table_5f_head">Date</text:p></table:table-cell></table:table-row></table:table-header-rows><table:table-row><table:table-cell table:style-name="listbox.A2" office:value-type="string"><text:p text:style-name="Table_20_Contents"/></table:table-cell><table:table-cell table:style-name="listbox.A2" office:value-type="string"><text:p text:style-name="Table_20_Contents"/></table:table-cell><table:table-cell table:style-name="listbox.C2" office:value-type="string"><text:p text:style-name="Table_20_Contents"/></table:table-cell><table:table-cell table:style-name="listbox.D2" office:value-type="date" office:date-value="2001-01-01"><text:p text:style-name="Table_20_Contents">Jan 1, 2001</text:p></table:table-cell></table:table-row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APGothic" fo:font-size="10pt" fo:language="en" fo:country="GB" style:font-name-asian="IPAPGothic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20T11:58:27</dc:date>
    <meta:editing-duration>PT166H30M45S</meta:editing-duration>
    <meta:editing-cycles>91</meta:editing-cycles>
    <meta:document-statistic meta:table-count="2" meta:image-count="0" meta:object-count="0" meta:page-count="1" meta:paragraph-count="12" meta:word-count="18" meta:character-count="114"/>
    <meta:user-defined meta:name="Info 1"/>
    <meta:user-defined meta:name="Info 2"/>
    <meta:user-defined meta:name="Info 3"/>
    <meta:user-defined meta:name="Info 4"/>
  </office:meta>
</office:document-meta>
</file>